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974cm" fo:min-width="3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2.524cm" svg:x2="2.143cm" svg:y2="33.512cm">
          <text:p/>
        </draw:line>
        <draw:line draw:style-name="gr1" draw:text-style-name="P1" draw:layer="layout" svg:x1="20.431cm" svg:y1="2.778cm" svg:x2="20.431cm" svg:y2="33.639cm">
          <text:p/>
        </draw:line>
        <draw:custom-shape draw:style-name="gr2" draw:text-style-name="P2" draw:layer="layout" svg:width="8.763cm" svg:height="3.048cm" svg:x="1.762cm" svg:y="3.286cm">
          <text:p text:style-name="P2"><text:span text:style-name="T1">Tim</text:span></text:p>
          <text:p text:style-name="P2"><text:span text:style-name="T1">10/30-11/11</text:span></text:p>
          <text:p text:style-name="P2"><text:span text:style-name="T1">Make sure everything is okay</text:span></text:p>
          <text:p text:style-name="P2"><text:span text:style-name="T1"><text:s/></text:span><text:span text:style-name="T1">with client's database</text:span></text:p>
          <draw:enhanced-geometry svg:viewBox="0 0 21600 21600" draw:type="rectangle" draw:enhanced-path="M 0 0 L 21600 0 21600 21600 0 21600 0 0 Z N"/>
        </draw:custom-shape>
        <draw:frame draw:style-name="gr3" draw:layer="layout" svg:width="7.538cm" svg:height="0.962cm" svg:x="12.049cm" svg:y="1.308cm">
          <draw:text-box>
            <text:p>Pluvali Timline (Updated)</text:p>
          </draw:text-box>
        </draw:frame>
        <draw:frame draw:style-name="gr4" draw:text-style-name="P3" draw:layer="layout" svg:width="3.588cm" svg:height="3.095cm" svg:x="24.241cm" svg:y="1.207cm">
          <draw:text-box>
            <text:p><text:span text:style-name="T2">Members:</text:span></text:p>
            <text:p><text:span text:style-name="T2">Alex Davis</text:span></text:p>
            <text:p><text:span text:style-name="T2">Steve Kosovich</text:span></text:p>
            <text:p><text:span text:style-name="T2">Tim Leikam</text:span></text:p>
            <text:p><text:span text:style-name="T2">Greg Martini</text:span></text:p>
          </draw:text-box>
        </draw:frame>
        <draw:custom-shape draw:style-name="gr2" draw:text-style-name="P2" draw:layer="layout" svg:width="8.763cm" svg:height="1.446cm" svg:x="1.762cm" svg:y="6.334cm">
          <text:p text:style-name="P2"><text:span text:style-name="T1">Greg</text:span></text:p>
          <text:p text:style-name="P2"><text:span text:style-name="T1">10/30-11/11</text:span></text:p>
          <text:p text:style-name="P2"><text:span text:style-name="T1">Make sure scenario editor page is wor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87cm" svg:height="1.446cm" svg:x="4.175cm" svg:y="9.26cm">
          <text:p text:style-name="P2"><text:span text:style-name="T1">Greg</text:span></text:p>
          <text:p text:style-name="P2"><text:span text:style-name="T1">11/11</text:span></text:p>
          <text:p text:style-name="P2"><text:span text:style-name="T1">Make sure all pages link together properl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446cm" svg:x="11.033cm" svg:y="16.445cm">
          <text:p text:style-name="P2"><text:span text:style-name="T1">All team members</text:span></text:p>
          <text:p text:style-name="P2"><text:span text:style-name="T1">11/13</text:span></text:p>
          <text:p text:style-name="P2"><text:span text:style-name="T1">Project Management Re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1.446cm" svg:x="13.192cm" svg:y="17.891cm">
          <text:p text:style-name="P2"><text:span text:style-name="T1">All team members</text:span></text:p>
          <text:p text:style-name="P2"><text:span text:style-name="T1">11/14</text:span></text:p>
          <text:p text:style-name="P2"><text:span text:style-name="T1">Client Re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446cm" svg:x="13.827cm" svg:y="19.415cm">
          <text:p text:style-name="P2"><text:span text:style-name="T1">All team members</text:span></text:p>
          <text:p text:style-name="P2"><text:span text:style-name="T1">11/18</text:span></text:p>
          <text:p text:style-name="P2"><text:span text:style-name="T1">Next Semester pla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1.446cm" svg:x="16.113cm" svg:y="20.861cm">
          <text:p text:style-name="P2"><text:span text:style-name="T1">All team members</text:span></text:p>
          <text:p text:style-name="P2"><text:span text:style-name="T1">11/20</text:span></text:p>
          <text:p text:style-name="P2"><text:span text:style-name="T1">Prototype Dem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446cm" svg:x="18.907cm" svg:y="22.258cm">
          <text:p text:style-name="P2"><text:span text:style-name="T1">All team members</text:span></text:p>
          <text:p text:style-name="P2"><text:span text:style-name="T1">12/2</text:span></text:p>
          <text:p text:style-name="P2"><text:span text:style-name="T1">Client Re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446cm" svg:x="22.336cm" svg:y="28.051cm">
          <text:p text:style-name="P2"><text:span text:style-name="T1">All team members</text:span></text:p>
          <text:p text:style-name="P2"><text:span text:style-name="T1">12/12</text:span></text:p>
          <text:p text:style-name="P2"><text:span text:style-name="T1">Final Prototype Deploy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02cm" svg:height="1.446cm" svg:x="21.828cm" svg:y="26.576cm">
          <text:p text:style-name="P2"><text:span text:style-name="T1">Steve</text:span></text:p>
          <text:p text:style-name="P2"><text:span text:style-name="T1">12/11</text:span></text:p>
          <text:p text:style-name="P2"><text:span text:style-name="T1">Documen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446cm" svg:x="4.175cm" svg:y="12.054cm">
          <text:p text:style-name="P2"><text:span text:style-name="T1">Steve</text:span></text:p>
          <text:p text:style-name="P2"><text:span text:style-name="T1">11/11</text:span></text:p>
          <text:p text:style-name="P2"><text:span text:style-name="T1">Link Login Page to databa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446cm" svg:x="4.175cm" svg:y="10.657cm">
          <text:p text:style-name="P2"><text:span text:style-name="T1">Greg</text:span></text:p>
          <text:p text:style-name="P2"><text:span text:style-name="T1">11/11</text:span></text:p>
          <text:p text:style-name="P2"><text:span text:style-name="T1">Play Game P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446cm" svg:x="4.175cm" svg:y="7.822cm">
          <text:p text:style-name="P2"><text:span text:style-name="T1">Alex</text:span></text:p>
          <text:p text:style-name="P2"><text:span text:style-name="T1">11/11</text:span></text:p>
          <text:p text:style-name="P2"><text:span text:style-name="T1">Admin View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446cm" svg:x="18.907cm" svg:y="23.655cm">
          <text:p text:style-name="P2"><text:span text:style-name="T1">All team members</text:span></text:p>
          <text:p text:style-name="P2"><text:span text:style-name="T1">12/2</text:span></text:p>
          <text:p text:style-name="P2"><text:span text:style-name="T1">Vide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446cm" svg:x="18.907cm" svg:y="25.105cm">
          <text:p text:style-name="P2"><text:span text:style-name="T1">All team members</text:span></text:p>
          <text:p text:style-name="P2"><text:span text:style-name="T1">12/2</text:span></text:p>
          <text:p text:style-name="P2"><text:span text:style-name="T1">Po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446cm" svg:x="4.175cm" svg:y="13.524cm">
          <text:p text:style-name="P2"><text:span text:style-name="T1">Tim</text:span></text:p>
          <text:p text:style-name="P2"><text:span text:style-name="T1">11/11</text:span></text:p>
          <text:p text:style-name="P2"><text:span text:style-name="T1">Store P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76cm" svg:height="1.446cm" svg:x="10.525cm" svg:y="14.97cm">
          <text:p text:style-name="P2"><text:span text:style-name="T1">All team plus Debi, client, and three others</text:span></text:p>
          <text:p text:style-name="P2"><text:span text:style-name="T1">11/12-11/21</text:span></text:p>
          <text:p text:style-name="P2"><text:span text:style-name="T1">Testing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254cm" svg:y1="33.512cm" svg:x2="27.797cm" svg:y2="33.639cm">
          <text:p/>
        </draw:line>
        <draw:frame draw:style-name="gr6" draw:text-style-name="P4" draw:layer="layout" svg:width="2.159cm" svg:height="1.044cm" svg:x="26.527cm" svg:y="33.639cm">
          <draw:text-box>
            <text:p text:style-name="P4"><text:span text:style-name="T3">Time</text:span></text:p>
          </draw:text-box>
        </draw:frame>
        <draw:frame draw:style-name="gr6" draw:layer="layout" svg:width="6.35cm" svg:height="1.044cm" svg:x="1.762cm" svg:y="33.639cm">
          <draw:text-box>
            <text:p>November</text:p>
          </draw:text-box>
        </draw:frame>
        <draw:frame draw:style-name="gr6" draw:layer="layout" svg:width="4.064cm" svg:height="1.044cm" svg:x="20.05cm" svg:y="33.639cm">
          <draw:text-box>
            <text:p>Decemb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12:38.059000000</meta:creation-date>
    <dc:date>2014-10-30T18:05:29.786000000</dc:date>
    <meta:editing-duration>PT4H44M42S</meta:editing-duration>
    <meta:editing-cycles>33</meta:editing-cycles>
    <meta:generator>LibreOffice/4.2.6.3$Windows_x86 LibreOffice_project/3fd416d4c6db7d3204c17ce57a1d70f6e531ee21</meta:generator>
    <meta:document-statistic meta:object-count="25"/>
  </office:meta>
</office:document-meta>
</file>